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9f7f5" officeooo:paragraph-rsid="0019f7f5"/>
    </style:style>
    <style:style style:name="P2" style:family="paragraph" style:parent-style-name="Standard">
      <style:text-properties officeooo:rsid="0019f7f5" officeooo:paragraph-rsid="0019f7f5"/>
    </style:style>
    <style:style style:name="T1" style:family="text">
      <style:text-properties officeooo:rsid="001cac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<text:span text:style-name="T1">World, </text:span>{d.firstname} {d.lastname} !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06T00:18:56.089896000</meta:creation-date>
    <dc:date>2023-08-01T08:54:32.378118373</dc:date>
    <meta:editing-duration>PT1M35S</meta:editing-duration>
    <meta:editing-cycles>3</meta:editing-cycles>
    <meta:generator>LibreOffice/7.5.1.1$Linux_X86_64 LibreOffice_project/bd819218336a5be54a11b986ea4dd2db2efb120e</meta:generator>
    <meta:document-statistic meta:table-count="0" meta:image-count="0" meta:object-count="0" meta:page-count="1" meta:paragraph-count="1" meta:word-count="5" meta:character-count="41" meta:non-whitespace-character-count="37"/>
  </office:meta>
</office:document-meta>
</file>